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list-style-name="WWNum1">
      <style:paragraph-properties fo:margin-left="0.5in" fo:margin-right="0in" fo:text-indent="-0.25in" style:auto-text-indent="false"/>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paragraph-properties fo:margin-left="0.5in" fo:margin-right="0in" fo:margin-top="0in" fo:margin-bottom="0in" loext:contextual-spacing="false" fo:text-indent="0in" style:auto-text-indent="fals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TRODUCCIÓN</text:span></text:p>
      <text:p text:style-name="P2"/>
      <text:list xml:id="list2267017864" text:style-name="WWNum1">
        <text:list-item>
          <text:p text:style-name="P4"><text:span text:style-name="T1">CASO DE USO</text:span></text:p>
        </text:list-item>
      </text:list>
      <text:p text:style-name="P6"/>
      <text:p text:style-name="P1">Juan se ha visto envuelto en un despido improcedente y se siente engañado, por suerte a encontrado nuestra página de abogados online. En esta web se muestran distintas casuísticas en la que nuestros abogados están cualificados a tratar. De forma sencilla Juan se registra en la web aportando su nombre, email y teléfono, y selecciona de un desplegable su tipo de incidencia. De forma que la aplicación internamente le pondrá en contacto con el abogado mejor calificado según su caso y ubicación.</text:p>
      <text:p text:style-name="P1"/>
      <text:p text:style-name="P1">Después de registrarse Juan descubre que en la web hay un sistema de puntuación y rangos por lo que se interesa al respecto. Se trata de un sistema por el cual se puede beneficiar de descuentos y ofertas según el rango que tenga en el sistema. Se basa en una especie de sistema de referidos por el cual por cada persona que recomiende para registrarse en la web y haga uso de los servicios de alguno de nuestros abogados se llevará una puntuación además de una comisión en caso de que la sentencia salga a favor, con lo cual vió una oportunidad para ganar algo extra en modo de comisiones.</text:p>
      <text:p text:style-name="P1"/>
      <text:p text:style-name="P1">Por otro lado Paco es un abogado de Sevilla especializado en despidos y un compañero le habló de esta web por lo que se está registrando como abogado en la misma para probar si es tan efectiva como le dijo su compañero. <text:s/></text:p>
      <text:p text:style-name="P1"/>
      <text:p text:style-name="P1">Por último, yo como administrador podré añadir abogados, por tanto tendremos 3 tipos de acceso en el sistema: administrador, abogado, cliente.</text:p>
      <text:p text:style-name="P1"/>
      <text:p text:style-name="P6"/>
      <text:list xml:id="list105530227902869" text:continue-numbering="true" text:style-name="WWNum1">
        <text:list-item>
          <text:p text:style-name="P4"><text:span text:style-name="T1">REQUISITOS FUNCIONALES</text:span></text:p>
        </text:list-item>
      </text:list>
      <text:p text:style-name="P1"/>
      <text:p text:style-name="P1"><text:span text:style-name="T2">ADMINISTRADOR</text:span></text:p>
      <text:p text:style-name="P1"/>
      <text:list xml:id="list3380202226" text:style-name="WWNum2">
        <text:list-item>
          <text:p text:style-name="P5"><text:span text:style-name="T1">Acceso de administrador</text:span></text:p>
        </text:list-item>
      </text:list>
      <text:p text:style-name="P1">Como administrador se podrán modificar bonificaciones, añadir ofertas, eliminar usuarios y abogados.</text:p>
      <text:p text:style-name="P1"/>
      <text:p text:style-name="P1"><text:span text:style-name="T2">ABOGADO</text:span></text:p>
      <text:p text:style-name="P1"/>
      <text:list xml:id="list105529186196556" text:continue-numbering="true" text:style-name="WWNum2">
        <text:list-item>
          <text:p text:style-name="P5"><text:span text:style-name="T1">Registro de abogado</text:span></text:p>
        </text:list-item>
      </text:list>
      <text:p text:style-name="P1">Al acceder a la página se abre un formulario donde se solicita nombre, email, teléfono, dirección y número de colegiado.</text:p>
      <text:p text:style-name="P1">EXTENDIDO</text:p>
      <text:p text:style-name="P1"><text:soft-page-break/></text:p>
      <text:list xml:id="list105529350545919" text:continue-numbering="true" text:style-name="WWNum2">
        <text:list-item>
          <text:p text:style-name="P5"><text:span text:style-name="T1">Acceso abogado</text:span></text:p>
        </text:list-item>
      </text:list>
      <text:p text:style-name="P1">En su página de perfil puede modificar sus datos, añadir o quitar especialidades e indicar disponibilidad</text:p>
      <text:p text:style-name="P1"/>
      <text:list xml:id="list105528424804110" text:continue-numbering="true" text:style-name="WWNum2">
        <text:list-item>
          <text:p text:style-name="P5"><text:span text:style-name="T1">Disponibilidad abogado</text:span></text:p>
        </text:list-item>
      </text:list>
      <text:p text:style-name="P1">Listado de abogados disponibles pudiendo ser filtrada por diferentes campos como: ubicación y especialidad.</text:p>
      <text:p text:style-name="P1"/>
      <text:p text:style-name="P1"><text:span text:style-name="T2">CLIENTE</text:span></text:p>
      <text:p text:style-name="P1"/>
      <text:list xml:id="list105528426958116" text:continue-numbering="true" text:style-name="WWNum2">
        <text:list-item>
          <text:p text:style-name="P5"><text:span text:style-name="T1">Registro de cliente</text:span></text:p>
        </text:list-item>
      </text:list>
      <text:p text:style-name="P1">Al acceder a la página se abre un formulario donde se solicita nombre, email y teléfono.</text:p>
      <text:p text:style-name="P1">EXTENDIDO</text:p>
      <text:p text:style-name="P1"/>
      <text:list xml:id="list105529310612149" text:continue-numbering="true" text:style-name="WWNum2">
        <text:list-item>
          <text:p text:style-name="P5"><text:span text:style-name="T1">Acceso cliente</text:span></text:p>
        </text:list-item>
      </text:list>
      <text:p text:style-name="P1">El usuario en su página de usuario puede comprobar su puntuación, comisiones y solicitar abogado para el tipo de caso que puede seleccionar de un desplegable.</text:p>
      <text:p text:style-name="P1"/>
      <text:p text:style-name="P1"/>
      <text:list xml:id="list105529546844518" text:continue-numbering="true" text:style-name="WWNum2">
        <text:list-item>
          <text:p text:style-name="P5"><text:span text:style-name="T1">Visualización de comisiones</text:span></text:p>
        </text:list-item>
      </text:list>
      <text:p text:style-name="P1">Página en la que los usuarios pueden comprobar cómo están sus comisiones, podrán ser: en curso, aceptada, pendiente, etc.</text:p>
      <text:p text:style-name="P1"/>
      <text:p text:style-name="P1"><text:span text:style-name="T2">FUNCIONES</text:span></text:p>
      <text:p text:style-name="P1"/>
      <text:list xml:id="list105528412307987" text:continue-numbering="true" text:style-name="WWNum2">
        <text:list-item>
          <text:p text:style-name="P5"><text:span text:style-name="T1">Cálculo de comisiones</text:span></text:p>
        </text:list-item>
      </text:list>
      <text:p text:style-name="P1">Función que calcule las comisiones de los clientes según los referidos aportados.</text:p>
      <text:p text:style-name="P1"/>
      <text:p text:style-name="P1"/>
      <text:list xml:id="list105530245103080" text:continue-numbering="true" text:style-name="WWNum2">
        <text:list-item>
          <text:p text:style-name="P5"><text:soft-page-break/><text:span text:style-name="T1">Cálculo de puntuación</text:span></text:p>
        </text:list-item>
      </text:list>
      <text:p text:style-name="P1">Calcula la puntuación del cliente para el uso de futuras bonificacione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1" meta:word-count="448" meta:character-count="2691" meta:non-whitespace-character-count="2283"/>
    <meta:generator>LibreOfficeDev/6.0.5.2$Linux_X86_64 LibreOffice_project/</meta:generator>
  </office:meta>
</office:document-meta>
</file>